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4" style:family="paragraph" style:parent-style-name="Standard">
      <style:text-properties fo:color="#202124" fo:font-size="12pt" fo:font-weight="bold" style:font-size-asian="12pt" style:font-weight-asian="bold" style:font-size-complex="12pt" fo:background-color="#ffffff"/>
    </style:style>
    <style:style style:name="P5" style:family="paragraph" style:parent-style-name="Standard">
      <loext:graphic-properties draw:fill="solid" draw:fill-color="#f9fbfd"/>
      <style:paragraph-properties fo:margin-left="0in" fo:margin-right="0in" fo:line-height="122%" fo:text-align="center" style:justify-single-word="false" fo:text-indent="0in" style:auto-text-indent="false" fo:background-color="#f9fbfd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" style:family="text">
      <style:text-properties style:font-name="Roboto" fo:font-size="16.5pt" fo:font-weight="bold" style:font-name-asian="Roboto1" style:font-size-asian="16.5pt" style:font-weight-asian="bold" style:font-name-complex="Roboto1" style:font-size-complex="16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5" style:family="text">
      <style:text-properties fo:color="#202124" fo:font-size="12pt" fo:font-weight="bold" style:font-size-asian="12pt" style:font-weight-asian="bold" style:font-size-complex="12pt" fo:background-color="#ffffff"/>
    </style:style>
    <style:style style:name="T6" style:family="text">
      <style:text-properties fo:color="#202124" fo:background-color="#ffffff"/>
    </style:style>
    <style:style style:name="T7" style:family="text">
      <style:text-properties fo:color="#202124" fo:font-weight="bold" style:font-weight-asian="bold" fo:background-color="#ffffff"/>
    </style:style>
    <style:style style:name="T8" style:family="text">
      <style:text-properties fo:color="#202124" style:text-underline-style="none" fo:background-color="#ffffff"/>
    </style:style>
    <style:style style:name="T9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><text:span text:style-name="T1">CSE341 Lab Quiz 2</text:span></text:p>
      <text:p text:style-name="P1"/>
      <text:p text:style-name="P1"/>
      <text:p text:style-name="P2"><text:span text:style-name="T4">Question 1</text:span></text:p>
      <text:p text:style-name="P3"/>
      <text:p text:style-name="Standard"><text:span text:style-name="T2">Take two integer numbers as user input showing the prompt “Enter the first number: ” “And the second number:”. Multiply these numbers and show the alphabet (UpperCase) of that position. Consider the multiplication result will be less than 27.</text:span></text:p>
      <text:p text:style-name="Standard"><text:span text:style-name="T2">Example1:</text:span></text:p>
      <text:p text:style-name="Standard"><text:span text:style-name="T2">Enter the first number: 2</text:span></text:p>
      <text:p text:style-name="Standard"><text:span text:style-name="T2">And the second number: 6</text:span></text:p>
      <text:p text:style-name="Standard"><text:span text:style-name="T2">12th alphabet of english language is: L</text:span></text:p>
      <text:p text:style-name="P1"/>
      <text:p text:style-name="P1"/>
      <text:p text:style-name="P1"/>
      <text:p text:style-name="P4"/>
      <text:p text:style-name="Standard"><text:span text:style-name="T5">Submission Instructions:</text:span></text:p>
      <text:list xml:id="list41878186" text:style-name="WWNum1">
        <text:list-item>
          <text:p text:style-name="P6"><text:span text:style-name="T6">Copy paste your answers into a single </text:span><text:span text:style-name="T7">word/doc</text:span><text:span text:style-name="T6"> file. </text:span></text:p>
        </text:list-item>
        <text:list-item>
          <text:p text:style-name="P6"><text:span text:style-name="T6">Rename the file into </text:span><text:span text:style-name="T7">StudentID_Section, e.g. 21359173_01. </text:span></text:p>
        </text:list-item>
      </text:list>
      <text:p text:style-name="Standard"><text:span text:style-name="T3">Submission Link</text:span><text:span text:style-name="T2">: </text:span><text:a xlink:type="simple" xlink:href="https://forms.gle/Q8rqorEerCkShkrt5" text:style-name="ListLabel_20_10" text:visited-style-name="ListLabel_20_10"><text:span text:style-name="T9">https://forms.gle/Q8rqorEerCkShkrt5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86" meta:character-count="558" meta:non-whitespace-character-count="482"/>
    <meta:generator>LibreOfficeDev/6.0.5.2$Linux_X86_64 LibreOffice_project/</meta:generator>
  </office:meta>
</office:document-meta>
</file>